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bejero Europe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Abejero Europe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Marrón/ Negro/ Blanc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<text:s/>Blanco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escando/ Cerniéndose</text:p>
          </table:table-cell>
          <table:table-cell office:value-type="string" calcext:value-type="string">
            <text:p>Ribera/ Humedales/ 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Naranja/ Rosa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Costa/ Cortados/Acantilados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/ Azul</text:p>
          </table:table-cell>
          <table:table-cell office:value-type="string" calcext:value-type="string">
            <text:p>Blanco/ Negro/ Marrón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Verde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icoteando en el suelo/ Moviendo la cola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Azul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Roqu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<text:s/>Blanco</text:p>
          </table:table-cell>
          <table:table-cell table:number-columns-repeated="4" table:style-name="ce15" office:value-type="string" calcext:value-type="string">
            <text:p>Avión Roqu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Herbazales/ 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pareja/ En un bando o grupo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Negro/ Blanco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árab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árab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ricerín Ceju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Amarillo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arricerín Cej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Marrón/ Gris/ Crema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/ Pescando/ Vol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 Cazando/Pesc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Bosque/árboles/ Arbustos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Cerniéndose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laneando/ En un bando o grupo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Colirrojo Tizó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Naranja</text:p>
          </table:table-cell>
          <table:table-cell table:number-columns-repeated="4" table:style-name="ce15" office:value-type="string" calcext:value-type="string">
            <text:p>Colirrojo Tizón Mach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Cultivos/ Bosque/Árbole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/ <text:s/>Blanco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Marrón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Naranja/ Gris/ Negro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Amarillo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Rojo</text:p>
          </table:table-cell>
          <table:table-cell office:value-type="string" calcext:value-type="string">
            <text:p>Negro/ Marrón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Hemb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rema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/ Verde/ Marrón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Verde/ Negro/ Amarill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Cost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/ Caminando</text:p>
          </table:table-cell>
          <table:table-cell office:value-type="string" calcext:value-type="string">
            <text:p>Humedales/ Cultivo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illa Bueye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</text:p>
          </table:table-cell>
          <table:table-cell office:value-type="string" calcext:value-type="string">
            <text:p>Humedales/ Herbazales/ Ribera</text:p>
          </table:table-cell>
          <table:table-cell office:value-type="string" calcext:value-type="string">
            <text:p>Gris/ Marrón/ Verde/ Ro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Urbanos/ Cortados/Acantilados/ 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Costa/ Urbanos/ Cultivos/ Herbazales/ Cortados/Acantilado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<text:s/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Amarill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/ Marrón/ Gri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/ Blanc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Gris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Caz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Blanco</text:p>
          </table:table-cell>
          <table:table-cell office:value-type="string" calcext:value-type="string">
            <text:p>Blanco/ Marrón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/ Verde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</text:p>
          </table:table-cell>
          <table:table-cell office:value-type="string" calcext:value-type="string">
            <text:p>Arbustos/ Bosques/Árbol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rit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</text:p>
          </table:table-cell>
          <table:table-cell office:value-type="string" calcext:value-type="string">
            <text:p>Humedales/ Herbazales/ Ribera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Morit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Gris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Llanuras / Cost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Marrón/ Naranja/ Blanco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/ Rojo/ Gris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/ Gris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Verde/ Amarillo/ Rojo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Naranja/ Amarill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Amarillo/ Naranja/ Gris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Hembr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Naranja</text:p>
          </table:table-cell>
          <table:table-cell table:number-columns-repeated="4" office:value-type="string" calcext:value-type="string">
            <text:p>Tarabilla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Mach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</text:p>
          </table:table-cell>
          <table:table-cell table:number-columns-repeated="4" table:style-name="ce15" office:value-type="string" calcext:value-type="string">
            <text:p>Tarabilla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/ Gris/ Naranja/ Negro/ Blanco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Gris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Negro/ 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de/ Amarillo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zul/ Marrón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Zarc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Amarillo</text:p>
          </table:table-cell>
          <table:table-cell office:value-type="string" calcext:value-type="string">
            <text:p>Verde/ Marrón</text:p>
          </table:table-cell>
          <table:table-cell table:number-columns-repeated="4" office:value-type="string" calcext:value-type="string">
            <text:p>Zarc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52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3:Nombres.AMJ1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/00/0000</text:date>, <text:time style:data-style-name="N2" text:time-value="20:32:08.82837790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3-08-11T20:34:18.856960252</dc:date>
    <meta:editing-duration>P1DT22H44M11S</meta:editing-duration>
    <meta:editing-cycles>406</meta:editing-cycles>
    <meta:generator>LibreOffice/6.4.7.2$Linux_X86_64 LibreOffice_project/40$Build-2</meta:generator>
    <meta:document-statistic meta:table-count="1" meta:cell-count="1722" meta:object-count="0"/>
  </office:meta>
</office:document-meta>
</file>